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weight="normal" style:font-weight-asian="normal" style:font-weight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>
      <style:text-properties fo:font-style="normal" style:font-style-asian="normal" style:font-style-complex="normal"/>
    </style:style>
    <style:style style:name="P7" style:family="paragraph" style:parent-style-name="ENS_5f_default" style:list-style-name="L1">
      <style:text-properties fo:font-weight="normal" style:font-weight-asian="normal" style:font-weight-complex="normal"/>
    </style:style>
    <style:style style:name="P8" style:family="paragraph" style:parent-style-name="ENS_5f_default" style:list-style-name="L2"/>
    <style:style style:name="P9" style:family="paragraph" style:parent-style-name="ENS_5f_default" style:list-style-name="L3"/>
    <style:style style:name="P10" style:family="paragraph" style:parent-style-name="ENS_5f_default" style:list-style-name="L4"/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1 – Structure d’un projet Spring Boot / Écriture de classes du domaine</text:p>
      <text:p text:style-name="ENS_5f_default"/>
      <text:p text:style-name="P3"><text:s/>Nous allons <text:s/>étudier les différentes <text:s/>étapes du développement d’une application Spring Boot. Ces <text:s/>étapes <text:s/>étant dépendantes, il est indispensable que chaque partie soit entièrement réalisée avant de passer à la suivante.</text:p>
      <text:p text:style-name="ENS_5f_Titre_20_exercice"/>
      <text:p text:style-name="ENS_5f_Titre_20_exercice">Préliminaires</text:p>
      <text:list xml:id="list7437606826641514441" text:style-name="L1">
        <text:list-item>
          <text:p text:style-name="P7">Créez un dossier de travail (« ws-javaee2 » par exemple) sur votre espace disque. Dans la suite du document l'expression « workspace » désignera ce dossier de travail.</text:p>
        </text:list-item>
      </text:list>
      <text:p text:style-name="P4">Dans la suite du document, l'IDE désigne IntelliJ.</text:p>
      <text:list xml:id="list1290197820" text:continue-numbering="true" text:style-name="L1">
        <text:list-item>
          <text:p text:style-name="P7">Lancez l'IDE. Si c'est la première fois que vous utilisez l'IDE, vous devez vous procurez la licence « student pack » (<text:a xlink:type="simple" xlink:href="https://www.jetbrains.com/student/" text:style-name="Internet_20_link" text:visited-style-name="Visited_20_Internet_20_Link">https://www.jetbrains.com/student/</text:a>).</text:p>
        </text:list-item>
      </text:list>
      <text:p text:style-name="ENS_5f_Titre_20_exercice"/>
      <text:p text:style-name="ENS_5f_Titre_20_exercice">1 – Création du projet <text:span text:style-name="T4">FriendsOfMine</text:span></text:p>
      <text:p text:style-name="P5"/>
      <text:list xml:id="list238105388000233328" text:style-name="L2">
        <text:list-item>
          <text:p text:style-name="P8">Depuis votre IDE, créez un nouveau projet de type «Spring Initializr » dans votre workspace.<text:line-break/>Assurez vous que le SDK du projet SDK référençe un JDK 1.8.<text:line-break/>Le nom du projet est « FriendsOfMine ». Complétez les propriétés Maven du projet en spécifiant comme nom d'artifact et nom de group « friendsofmine ».<text:line-break/>Sélectionnez les dépendances suivantes :</text:p>
          <text:p text:style-name="P8">- Core &gt; Validation</text:p>
          <text:p text:style-name="P8">- Web &gt; Rest Repositories</text:p>
          <text:p text:style-name="P8">- SQL &gt; JPA</text:p>
          <text:p text:style-name="P8">- SQL &gt; H2<text:line-break/>Étudiez le fichier « pom.xml » et l'arborescence générés.</text:p>
        </text:list-item>
        <text:list-item>
          <text:p text:style-name="P8">Votre IDE a créé de manière automatique la configuration de lancement permettant de lancer l'application FriendsOfMine. <text:line-break/>Observez la configuration créée par l'IDE en ouvrant la fenêtre d'édition de configuration de lancement (Menu « Run » &gt; « Edit Configurations... »). <text:line-break/>Lancez l'application FriendsOfMine en utilisant la configuration créée par l'IDE et accédez à l'URL suivante à l'aide de votre navigateur :<text:line-break/><text:a xlink:type="simple" xlink:href="http://localhost:8080/" text:style-name="Internet_20_link" text:visited-style-name="Visited_20_Internet_20_Link">http://localhost:8080/</text:a></text:p>
        </text:list-item>
        <text:list-item>
          <text:p text:style-name="P8">Les tests du projets FriendsOfMine seront fournis au format « Spock ». Complétez le fichier « pom.xml » pour qu'il intègre les dépendances nécessaires au bon fonctionnement de Spock en vous inspirant du fichier disponible à cette adresse : <text:a xlink:type="simple" xlink:href="https://gist.github.com/FranckSilvestre/a480ae8ec971166723367c7d7bf1dddd" text:style-name="Internet_20_link" text:visited-style-name="Visited_20_Internet_20_Link"><text:span text:style-name="T5">https://gist.github.com/FranckSilvestre/a480ae8ec971166723367c7d7bf1dddd</text:span></text:a>.</text:p>
        </text:list-item>
      </text:list>
      <text:p text:style-name="ENS_5f_default"><text:s text:c="5"/></text:p>
      <text:p text:style-name="ENS_5f_Titre_20_exercice">2 – Création de classes du domaine</text:p>
      <text:p text:style-name="ENS_5f_default"/>
      <text:p text:style-name="ENS_5f_default">L'objet de notre application est la gestion d'une communauté d'utilisateurs fédérée par des activités. L'objet de cet exercice est la création des classes du domaine Utilisateur et <text:soft-page-break/>Activite. La description des relations entre ces entités ne fait pas l'objet de cet exercice, elle sera étudiée dans 2ème partie.</text:p>
      <text:list xml:id="list4092886523382335078" text:style-name="L3">
        <text:list-item>
          <text:p text:style-name="P9">Depuis votre IDE, créez la classe du domaine « friendsofmine.Activite » (il s'agit de créer une clase Java « standard »).</text:p>
        </text:list-item>
        <text:list-item>
          <text:p text:style-name="P9">Dans le dossier « test », créez le dossier « groovy » et marquez ce dossier comme «<text:span text:style-name="T4"> Tests source roo</text:span>t ».<text:line-break/>Créez la classe de test associée à la classe du domaine « Activite » en spécifiant :</text:p>
          <text:p text:style-name="P9">- Spock comme <text:span text:style-name="T4">Testing library</text:span>,</text:p>
          <text:p text:style-name="P9">- ActiviteTest comme <text:span text:style-name="T4">Class name</text:span>,</text:p>
          <text:p text:style-name="P9">- friendsofmine comme <text:span text:style-name="T4">Destination package</text:span>.</text:p>
          <text:p text:style-name="P9">La classe doit-être générée dans le dossier « test/groovy/friendsofmine ».</text:p>
          <text:p text:style-name="P9">Modifiez le <text:s/>fichier ActiviteTest.groovy pour qu'il soit identique au contenu disponible ici : <text:a xlink:type="simple" xlink:href="https://gist.github.com/FranckSilvestre/66b4037f65b5ac26062c11eeffcc190c" text:style-name="Internet_20_link" text:visited-style-name="Visited_20_Internet_20_Link">https://gist.github.com/FranckSilvestre/66b4037f65b5ac26062c11eeffcc190c</text:a></text:p>
        </text:list-item>
        <text:list-item>
          <text:p text:style-name="P9">Lancez les tests de la classe ActiviteTest depuis IntelliJ (cliquez droit sur la classe de tests et lancez « Run »). Lancez les tests depuis la commande Maven 'test'. Comparez les deux comportemvalidation ents et justifiez les. <text:s/></text:p>
        </text:list-item>
        <text:list-item>
          <text:p text:style-name="P9">Modifiez la classe Activite de telle sorte que les tests passent. Vous pouvez vous aider de l'aide en ligne suivanteI  : <text:line-break/><text:a xlink:type="simple" xlink:href="http://docs.oracle.com/javaee/6/tutorial/doc/gircz.html" text:style-name="Internet_20_link" text:visited-style-name="Visited_20_Internet_20_Link">http://docs.oracle.com/javaee/6/tutorial/doc/gircz.html</text:a></text:p>
        </text:list-item>
        <text:list-item>
          <text:p text:style-name="P9">Créez la classe du domaine « friendsofmine.Utilisateur » en suivant la même démarche que pour la classe Activite. Le contenu de la classe UtilisateurTest se trouve ici : <text:a xlink:type="simple" xlink:href="https://gist.github.com/FranckSilvestre/18434a296668b085885693ed13d65f5c" text:style-name="Internet_20_link" text:visited-style-name="Visited_20_Internet_20_Link">https://gist.github.com/FranckSilvestre/18434a296668b085885693ed13d65f5c</text:a><text:line-break/></text:p>
        </text:list-item>
      </text:list>
      <text:p text:style-name="P6"/>
      <text:p text:style-name="ENS_5f_Titre_20_exercice">3. Persistance des données</text:p>
      <text:p text:style-name="ENS_5f_default"/>
      <text:list xml:id="list2478584925996962664" text:style-name="L4">
        <text:list-item>
          <text:p text:style-name="P10">Complétez les classes Activite et Utilisateur de telle sorte que les objets instances de ces classes puissent être sauvegardés en base de donnée relationnelle. Les annotations JPA devront-être utilisées pour décrire la correspondance objet-relationnelle.</text:p>
        </text:list-item>
        <text:list-item>
          <text:p text:style-name="P10">Créez les classes de service UtilisateurService et ActiviteService et leurs classes de tests associées UtilisateurServiceTest, UtilisateurServiceITest, ActiviteServiceTest et <text:s/>ActiviteServiceITest.</text:p>
        </text:list-item>
        <text:list-item>
          <text:p text:style-name="P10">Modifiez les contenus des classes de tests pour que leur contenu correspondent au code disponible en ligne :</text:p>
          <text:p text:style-name="P10"><text:a xlink:type="simple" xlink:href="https://gist.github.com/FranckSilvestre/66f2722db85dc711eb57e11722ee0692" text:style-name="Internet_20_link" text:visited-style-name="Visited_20_Internet_20_Link">https://gist.github.com/FranckSilvestre/66f2722db85dc711eb57e11722ee0692</text:a></text:p>
          <text:p text:style-name="P10"><text:a xlink:type="simple" xlink:href="https://gist.github.com/FranckSilvestre/4a0a36d2b750b795f84c06a4b39bc1ed" text:style-name="Internet_20_link" text:visited-style-name="Visited_20_Internet_20_Link">https://gist.github.com/FranckSilvestre/4a0a36d2b750b795f84c06a4b39bc1ed</text:a></text:p>
          <text:p text:style-name="P10"><text:a xlink:type="simple" xlink:href="https://gist.github.com/FranckSilvestre/79eaa1aa09ce13b9a3f861a1c0210f5e" text:style-name="Internet_20_link" text:visited-style-name="Visited_20_Internet_20_Link">https://gist.github.com/FranckSilvestre/79eaa1aa09ce13b9a3f861a1c0210f5e</text:a></text:p>
          <text:p text:style-name="P10"><text:a xlink:type="simple" xlink:href="https://gist.github.com/FranckSilvestre/c1f19178035a4cb0a376716f67bc0907" text:style-name="Internet_20_link" text:visited-style-name="Visited_20_Internet_20_Link">https://gist.github.com/FranckSilvestre/c1f19178035a4cb0a376716f67bc0907</text:a></text:p>
        </text:list-item>
        <text:list-item>
          <text:p text:style-name="P10">Complétez votre projet afin que l'ensemble des tests passent. On étudiera les guides et exemples issus des projets Spring Boot et Spring Data pour faciliter la mise en œuvre.</text:p>
        </text:list-item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3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1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T15H37M6S</meta:editing-duration>
    <meta:editing-cycles>66</meta:editing-cycles>
    <meta:generator>OpenOffice/4.1.3$Unix OpenOffice.org_project/413m1$Build-9783</meta:generator>
    <meta:initial-creator>Franck Silvestre</meta:initial-creator>
    <dc:date>2016-10-18T15:40:38</dc:date>
    <dc:creator>Franck Silvestre</dc:creator>
    <meta:document-statistic meta:table-count="1" meta:image-count="2" meta:object-count="0" meta:page-count="2" meta:paragraph-count="39" meta:word-count="690" meta:character-count="4861"/>
  </office:meta>
</office:document-meta>
</file>